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manifest.rdf" manifest:media-type="application/rdf+xml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content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er">
      <style:text-properties fo:font-size="10pt" fo:font-style="normal" officeooo:rsid="0019657d" officeooo:paragraph-rsid="0019657d" style:font-size-asian="8.75pt" style:font-style-asian="normal" style:font-size-complex="10pt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Liberation Serif" fo:font-size="12pt" fo:language="zxx" fo:country="none" fo:font-style="normal" fo:font-weight="normal" officeooo:rsid="001c6e7a" officeooo:paragraph-rsid="001c6e7a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1c6e7a" officeooo:paragraph-rsid="001c6e7a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1dc390" officeooo:paragraph-rsid="001dc390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1dc390" officeooo:paragraph-rsid="001f192e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1c9dfa" officeooo:paragraph-rsid="001c9dfa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1f192e" officeooo:paragraph-rsid="001f192e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02847" officeooo:paragraph-rsid="00202847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93d14" officeooo:paragraph-rsid="00293d14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961dc" officeooo:paragraph-rsid="002961dc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ab53b" officeooo:paragraph-rsid="002ab53b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3eccee" officeooo:paragraph-rsid="003eccee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b0c8c" officeooo:paragraph-rsid="002b0c8c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341684" officeooo:paragraph-rsid="00341684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351024" officeooo:paragraph-rsid="00351024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dc939" officeooo:paragraph-rsid="002dc939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bold" officeooo:rsid="00341684" officeooo:paragraph-rsid="003eccee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bold" officeooo:rsid="00341684" officeooo:paragraph-rsid="00341684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bold" officeooo:rsid="00351024" officeooo:paragraph-rsid="00351024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bold" officeooo:rsid="002dc939" officeooo:paragraph-rsid="002b0c8c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normal" fo:font-weight="bold" officeooo:rsid="002dc939" officeooo:paragraph-rsid="002dc939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italic" fo:font-weight="normal" officeooo:rsid="001f192e" officeooo:paragraph-rsid="001f192e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italic" fo:font-weight="normal" officeooo:rsid="003abe83" officeooo:paragraph-rsid="003eccee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italic" fo:font-weight="normal" officeooo:rsid="003abe83" officeooo:paragraph-rsid="00351024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Liberation Serif" fo:font-size="12pt" fo:language="zxx" fo:country="none" fo:font-style="italic" fo:font-weight="normal" officeooo:rsid="002fb6e2" officeooo:paragraph-rsid="002fb6e2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Liberation Serif" fo:font-size="16pt" fo:language="zxx" fo:country="none" fo:font-weight="bold" officeooo:rsid="0019657d" officeooo:paragraph-rsid="0019657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Liberation Serif" fo:font-size="10pt" fo:language="zxx" fo:country="none" fo:font-style="italic" fo:font-weight="normal" officeooo:rsid="0019657d" officeooo:paragraph-rsid="0019657d" style:font-size-asian="8.75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4pt" fo:language="zxx" fo:country="none" fo:font-style="normal" fo:font-weight="bold" officeooo:rsid="001c6e7a" officeooo:paragraph-rsid="001c6e7a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29" style:family="paragraph" style:parent-style-name="Standard">
      <style:paragraph-properties fo:line-height="150%" fo:text-align="start" style:justify-single-word="false"/>
      <style:text-properties style:font-name="Liberation Serif" fo:font-size="14pt" fo:language="zxx" fo:country="none" fo:font-style="normal" fo:font-weight="bold" officeooo:rsid="001c6e7a" officeooo:paragraph-rsid="002479b7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30" style:family="paragraph" style:parent-style-name="Standard">
      <style:paragraph-properties fo:line-height="150%" fo:text-align="start" style:justify-single-word="false"/>
      <style:text-properties style:font-name="Liberation Serif" fo:font-size="14pt" fo:language="zxx" fo:country="none" fo:font-style="normal" fo:font-weight="bold" officeooo:rsid="001c6e7a" officeooo:paragraph-rsid="002ab53b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fo:language="zxx" fo:country="none" officeooo:rsid="0030dcff" officeooo:paragraph-rsid="003eccee" style:language-asian="zxx" style:country-asian="none" style:language-complex="zxx" style:country-complex="none"/>
    </style:style>
    <style:style style:name="P32" style:family="paragraph" style:parent-style-name="Text_20_body">
      <style:paragraph-properties fo:line-height="150%" fo:text-align="justify" style:justify-single-word="false"/>
      <style:text-properties fo:language="zxx" fo:country="none" officeooo:rsid="0030dcff" officeooo:paragraph-rsid="0030dcff" style:language-asian="zxx" style:country-asian="none" style:language-complex="zxx" style:country-complex="none"/>
    </style:style>
    <style:style style:name="P33" style:family="paragraph" style:parent-style-name="Text_20_body">
      <style:paragraph-properties fo:line-height="150%"/>
      <style:text-properties fo:language="zxx" fo:country="none" officeooo:rsid="0030dcff" officeooo:paragraph-rsid="0030dcff" style:language-asian="zxx" style:country-asian="none" style:language-complex="zxx" style:country-complex="none"/>
    </style:style>
    <style:style style:name="P34" style:family="paragraph" style:parent-style-name="Text_20_body">
      <style:text-properties fo:language="zxx" fo:country="none" officeooo:rsid="0030dcff" officeooo:paragraph-rsid="0030dcff" style:language-asian="zxx" style:country-asian="none" style:language-complex="zxx" style:country-complex="none"/>
    </style:style>
    <style:style style:name="P35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36" style:family="paragraph" style:parent-style-name="Text_20_body">
      <style:paragraph-properties fo:line-height="150%" fo:text-align="justify" style:justify-single-word="false"/>
      <style:text-properties fo:language="zxx" fo:country="none" officeooo:rsid="00324138" officeooo:paragraph-rsid="00324138" style:language-asian="zxx" style:country-asian="none" style:language-complex="zxx" style:country-complex="none"/>
    </style:style>
    <style:style style:name="P37" style:family="paragraph" style:parent-style-name="Text_20_body">
      <style:paragraph-properties fo:line-height="150%" fo:text-align="justify" style:justify-single-word="false"/>
      <style:text-properties fo:language="zxx" fo:country="none" officeooo:rsid="00328d8c" officeooo:paragraph-rsid="00328d8c" style:language-asian="zxx" style:country-asian="none" style:language-complex="zxx" style:country-complex="none"/>
    </style:style>
    <style:style style:name="P38" style:family="paragraph" style:parent-style-name="Text_20_body">
      <style:text-properties fo:language="zxx" fo:country="none" fo:font-style="normal" officeooo:rsid="0030dcff" style:language-asian="zxx" style:country-asian="none" style:font-style-asian="normal" style:language-complex="zxx" style:country-complex="none" style:font-style-complex="normal"/>
    </style:style>
    <style:style style:name="P39" style:family="paragraph" style:parent-style-name="Text_20_body">
      <style:paragraph-properties fo:line-height="150%" fo:text-align="justify" style:justify-single-word="false"/>
      <style:text-properties fo:language="zxx" fo:country="none" fo:font-style="normal" officeooo:rsid="00328d8c" officeooo:paragraph-rsid="00324138" style:language-asian="zxx" style:country-asian="none" style:font-style-asian="normal" style:language-complex="zxx" style:country-complex="none" style:font-style-complex="normal"/>
    </style:style>
    <style:style style:name="P40" style:family="paragraph" style:parent-style-name="Text_20_body">
      <style:paragraph-properties fo:line-height="150%" fo:text-align="justify" style:justify-single-word="false"/>
      <style:text-properties fo:language="zxx" fo:country="none" fo:font-style="normal" officeooo:rsid="0033792f" officeooo:paragraph-rsid="0033792f" style:language-asian="zxx" style:country-asian="none" style:font-style-asian="normal" style:language-complex="zxx" style:country-complex="none" style:font-style-complex="normal"/>
    </style:style>
    <style:style style:name="P41" style:family="paragraph" style:parent-style-name="Text_20_body">
      <style:paragraph-properties fo:line-height="150%" fo:text-align="justify" style:justify-single-word="false"/>
      <style:text-properties fo:language="zxx" fo:country="none" fo:font-style="italic" officeooo:rsid="0033792f" officeooo:paragraph-rsid="0033792f" style:language-asian="zxx" style:country-asian="none" style:font-style-asian="italic" style:language-complex="zxx" style:country-complex="none" style:font-style-complex="italic"/>
    </style:style>
    <style:style style:name="P42" style:family="paragraph" style:parent-style-name="Standard" style:list-style-name="L1">
      <style:paragraph-properties fo:line-height="150%" fo:text-align="justify" style:justify-single-word="false"/>
      <style:text-properties style:font-name="Liberation Serif" fo:font-size="12pt" fo:language="zxx" fo:country="none" fo:font-style="italic" fo:font-weight="normal" officeooo:rsid="001f192e" officeooo:paragraph-rsid="001f192e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3" style:family="paragraph" style:parent-style-name="Standard" style:list-style-name="L2">
      <style:paragraph-properties fo:line-height="150%" fo:text-align="justify" style:justify-single-word="false"/>
      <style:text-properties style:font-name="Liberation Serif" fo:font-size="12pt" fo:language="zxx" fo:country="none" fo:font-style="italic" fo:font-weight="normal" officeooo:rsid="001f192e" officeooo:paragraph-rsid="001f192e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4" style:family="paragraph" style:parent-style-name="Standard" style:list-style-name="L3">
      <style:paragraph-properties fo:line-height="150%" fo:text-align="justify" style:justify-single-word="false"/>
      <style:text-properties style:font-name="Liberation Serif" fo:font-size="12pt" fo:language="zxx" fo:country="none" fo:font-style="italic" fo:font-weight="normal" officeooo:rsid="001f192e" officeooo:paragraph-rsid="001f192e" style:font-size-asian="10.5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P45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93d14" officeooo:paragraph-rsid="00293d14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6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93d14" officeooo:paragraph-rsid="00351024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7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961dc" officeooo:paragraph-rsid="002961dc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8" style:family="paragraph" style:parent-style-name="Standard" style:list-style-name="L4">
      <style:paragraph-properties fo:line-height="150%" fo:text-align="justify" style:justify-single-word="false"/>
      <style:text-properties style:font-name="Liberation Serif" fo:font-size="12pt" fo:language="zxx" fo:country="none" fo:font-style="normal" fo:font-weight="normal" officeooo:rsid="002961dc" officeooo:paragraph-rsid="00351024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49" style:family="paragraph" style:parent-style-name="Standard">
      <style:paragraph-properties fo:line-height="150%" fo:text-align="start" style:justify-single-word="false"/>
      <style:text-properties style:font-name="Liberation Serif" fo:font-size="14pt" fo:language="zxx" fo:country="none" fo:font-style="normal" fo:font-weight="bold" officeooo:rsid="001c6e7a" officeooo:paragraph-rsid="002ab53b" style:font-size-asian="12.25pt" style:language-asian="zxx" style:country-asian="none" style:font-style-asian="normal" style:font-weight-asian="bold" style:font-size-complex="14pt" style:language-complex="zxx" style:country-complex="none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c9dfa" style:font-style-asian="italic" style:font-style-complex="italic"/>
    </style:style>
    <style:style style:name="T3" style:family="text">
      <style:text-properties fo:font-style="italic" officeooo:rsid="001f192e" style:font-style-asian="italic" style:font-style-complex="italic"/>
    </style:style>
    <style:style style:name="T4" style:family="text">
      <style:text-properties fo:font-style="italic" officeooo:rsid="00202847" style:font-style-asian="italic" style:font-style-complex="italic"/>
    </style:style>
    <style:style style:name="T5" style:family="text">
      <style:text-properties fo:font-style="italic" officeooo:rsid="0022e8d6" style:font-style-asian="italic" style:font-style-complex="italic"/>
    </style:style>
    <style:style style:name="T6" style:family="text">
      <style:text-properties fo:font-style="italic" officeooo:rsid="002b0c8c" style:font-style-asian="italic" style:font-style-complex="italic"/>
    </style:style>
    <style:style style:name="T7" style:family="text">
      <style:text-properties fo:font-style="italic" officeooo:rsid="002c6fca" style:font-style-asian="italic" style:font-style-complex="italic"/>
    </style:style>
    <style:style style:name="T8" style:family="text">
      <style:text-properties fo:font-style="italic" officeooo:rsid="002dc939" style:font-style-asian="italic" style:font-style-complex="italic"/>
    </style:style>
    <style:style style:name="T9" style:family="text">
      <style:text-properties fo:font-style="italic" officeooo:rsid="0030dcff" style:font-style-asian="italic" style:font-style-complex="italic"/>
    </style:style>
    <style:style style:name="T10" style:family="text">
      <style:text-properties fo:font-style="italic" officeooo:rsid="00324138" style:font-style-asian="italic" style:font-style-complex="italic"/>
    </style:style>
    <style:style style:name="T11" style:family="text">
      <style:text-properties fo:font-style="italic" officeooo:rsid="00328d8c" style:font-style-asian="italic" style:font-style-complex="italic"/>
    </style:style>
    <style:style style:name="T12" style:family="text">
      <style:text-properties fo:font-style="italic" officeooo:rsid="0033792f" style:font-style-asian="italic" style:font-style-complex="italic"/>
    </style:style>
    <style:style style:name="T13" style:family="text">
      <style:text-properties fo:font-style="italic" officeooo:rsid="00351024" style:font-style-asian="italic" style:font-style-complex="italic"/>
    </style:style>
    <style:style style:name="T14" style:family="text">
      <style:text-properties fo:font-style="italic" officeooo:rsid="00353e3f" style:font-style-asian="italic" style:font-style-complex="italic"/>
    </style:style>
    <style:style style:name="T15" style:family="text">
      <style:text-properties fo:font-style="italic" officeooo:rsid="0037c793" style:font-style-asian="italic" style:font-style-complex="italic"/>
    </style:style>
    <style:style style:name="T16" style:family="text">
      <style:text-properties fo:font-style="italic" officeooo:rsid="0038e940" style:font-style-asian="italic" style:font-style-complex="italic"/>
    </style:style>
    <style:style style:name="T17" style:family="text">
      <style:text-properties fo:font-style="italic" officeooo:rsid="003abe83" style:font-style-asian="italic" style:font-style-complex="italic"/>
    </style:style>
    <style:style style:name="T18" style:family="text">
      <style:text-properties fo:font-style="normal" style:font-style-asian="normal" style:font-style-complex="normal"/>
    </style:style>
    <style:style style:name="T19" style:family="text">
      <style:text-properties fo:font-style="normal" officeooo:rsid="0030dcff" style:font-style-asian="normal" style:font-style-complex="normal"/>
    </style:style>
    <style:style style:name="T20" style:family="text">
      <style:text-properties fo:font-style="normal" officeooo:rsid="00324138" style:font-style-asian="normal" style:font-style-complex="normal"/>
    </style:style>
    <style:style style:name="T21" style:family="text">
      <style:text-properties fo:font-style="normal" officeooo:rsid="00328d8c" style:font-style-asian="normal" style:font-style-complex="normal"/>
    </style:style>
    <style:style style:name="T22" style:family="text">
      <style:text-properties fo:font-style="normal" officeooo:rsid="0033792f" style:font-style-asian="normal" style:font-style-complex="normal"/>
    </style:style>
    <style:style style:name="T23" style:family="text">
      <style:text-properties officeooo:rsid="001c9dfa"/>
    </style:style>
    <style:style style:name="T24" style:family="text">
      <style:text-properties officeooo:rsid="001ece19"/>
    </style:style>
    <style:style style:name="T25" style:family="text">
      <style:text-properties officeooo:rsid="001f192e"/>
    </style:style>
    <style:style style:name="T26" style:family="text">
      <style:text-properties officeooo:rsid="00202847"/>
    </style:style>
    <style:style style:name="T27" style:family="text">
      <style:text-properties officeooo:rsid="0022e8d6"/>
    </style:style>
    <style:style style:name="T28" style:family="text">
      <style:text-properties officeooo:rsid="002479b7"/>
    </style:style>
    <style:style style:name="T29" style:family="text">
      <style:text-properties officeooo:rsid="00256f2d"/>
    </style:style>
    <style:style style:name="T30" style:family="text">
      <style:text-properties officeooo:rsid="00264570"/>
    </style:style>
    <style:style style:name="T31" style:family="text">
      <style:text-properties officeooo:rsid="0027b9a3"/>
    </style:style>
    <style:style style:name="T32" style:family="text">
      <style:text-properties officeooo:rsid="002ab53b"/>
    </style:style>
    <style:style style:name="T33" style:family="text">
      <style:text-properties officeooo:rsid="002b0c8c"/>
    </style:style>
    <style:style style:name="T34" style:family="text">
      <style:text-properties officeooo:rsid="002c6fca"/>
    </style:style>
    <style:style style:name="T35" style:family="text">
      <style:text-properties fo:font-weight="bold" officeooo:rsid="002c6fca" style:font-weight-asian="bold" style:font-weight-complex="bold"/>
    </style:style>
    <style:style style:name="T36" style:family="text">
      <style:text-properties fo:font-weight="bold" officeooo:rsid="002dc939" style:font-weight-asian="bold" style:font-weight-complex="bold"/>
    </style:style>
    <style:style style:name="T37" style:family="text">
      <style:text-properties officeooo:rsid="002dc939"/>
    </style:style>
    <style:style style:name="T38" style:family="text">
      <style:text-properties officeooo:rsid="002fb6e2"/>
    </style:style>
    <style:style style:name="T39" style:family="text">
      <style:text-properties officeooo:rsid="00324138"/>
    </style:style>
    <style:style style:name="T40" style:family="text">
      <style:text-properties officeooo:rsid="0033792f"/>
    </style:style>
    <style:style style:name="T41" style:family="text">
      <style:text-properties officeooo:rsid="00351024"/>
    </style:style>
    <style:style style:name="T42" style:family="text">
      <style:text-properties officeooo:rsid="00353e3f"/>
    </style:style>
    <style:style style:name="T43" style:family="text">
      <style:text-properties officeooo:rsid="0037c793"/>
    </style:style>
    <style:style style:name="T44" style:family="text">
      <style:text-properties officeooo:rsid="0038e940"/>
    </style:style>
    <style:style style:name="T45" style:family="text">
      <style:text-properties officeooo:rsid="003abe83"/>
    </style:style>
    <style:style style:name="T46" style:family="text">
      <style:text-properties fo:color="#ff8000" loext:opacity="100%"/>
    </style:style>
    <style:style style:name="T47" style:family="text">
      <style:text-properties style:use-window-font-color="true" loext:opacity="0%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26"/>
      <text:p text:style-name="P26">PROJECTE “SUPERSOPA”</text:p>
      <text:p text:style-name="P27">Bernat Borràs Civil, Alexandre Ros i Roger, Oscar Ramos Núñez, Raúl Medina Martínez <text:s/></text:p>
      <text:p text:style-name="P27"/>
      <text:p text:style-name="P27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// Aquí anirà l'índex, deixar de moment la pàgina en blanc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8">1<text:tab/>Introducció</text:p>
      <text:p text:style-name="P28"/>
      <text:p text:style-name="P28"/>
      <text:p text:style-name="P3">En aquesta pràctica d'algorísmia, se'ns demana implementar diverses Estructures de Dades i Algorismes per a tal de cercar paraules d'un diccionari en una sopa de lletres. La sopa de lletres, anomenada "SuperSopa", té una mida d' <text:span text:style-name="T1">NxN</text:span> caràcters en l'alfabet anglès, en majúscules.</text:p>
      <text:p text:style-name="P3"/>
      <text:p text:style-name="P3">Formalment, és una matriu <text:span text:style-name="T1">NxN </text:span>on <text:span text:style-name="T1">N</text:span> és un valor definit en temps de compilació, possiblement variable, i on cada entrada de la <text:span text:style-name="T1"><text:s/>SuperSopa</text:span> és un caràcter representat per 1 Byte entre el rang de valors Unicode [U+0041, U+005A] = [A..Z].</text:p>
      <text:p text:style-name="P3"/>
      <text:p text:style-name="P3">La <text:span text:style-name="T1">SuperSopa</text:span> serà generada pel programa en temps d'execució, i s'hi amagaran<text:span text:style-name="T23"> aleatòriament i exactament vint paraules d'un diccionari</text:span><text:span text:style-name="T2">. </text:span><text:span text:style-name="T23">El diccionari, de llargada desconeguda, serà llegit per l'entrada estàndard (stdin) del programari. És imperatiu per tal que funcioni correctament que per l'entrada estàndard es llegeixin cadenes de caràcters en el rang [A..Z], separades per espais en blanc, LF </text:span><text:span text:style-name="T24">o</text:span><text:span text:style-name="T23"> CRLF.</text:span></text:p>
      <text:p text:style-name="P4"/>
      <text:p text:style-name="P4">Hem pres la decisió que, per a aquelles caselles on no s'hi amagui cap paraula de les vint preseleccionades, estiguin ocupades per lletres escollides a l'atzar. </text:p>
      <text:p text:style-name="P3"/>
      <text:p text:style-name="P6">Les paraules es poden amagar en qualsevol direcció, i aquesta direcció pot variar. És a dir, una paraula és dins de la <text:span text:style-name="T1">SuperSopa</text:span> si es pot ubicar dins del tauler de manera que les lletres consecutives de la paraula estiguin en posicions adjacents horitzontalment, verticalment o en diagonal. Tot i així, no és possible que dues lletres repetides d'una mateixa paraula es trobin a una mateixa posició. Però, sí <text:span text:style-name="T24">que </text:span>és possible que dues paraules diferents "<text:span text:style-name="T24">col·lideixin</text:span>".</text:p>
      <text:p text:style-name="P6"/>
      <text:p text:style-name="P5">Després de llegir l'entrada estàndard, el nostre programari buscarà, per a cada implementació proposada, totes les paraules del diccionari que s'hi puguin trobar a la <text:span text:style-name="T1">SuperSopa</text:span>, estiguin al subconjunt de vint paraules o no.<text:span text:style-name="T25"> Per a cada implementació es generarà un fitxer amb extensió</text:span><text:span text:style-name="T3"> *.out</text:span><text:span text:style-name="T5">, </text:span><text:span text:style-name="T27">que contindrà les paraules trobades en ordre alfabètic i una primera línia amb el temps estimat que ha trigat l'algorisme.</text:span></text:p>
      <text:p text:style-name="P22"><text:soft-page-break/></text:p>
      <text:p text:style-name="P7">Les Estructures de Dades que farem servir seran les següents:</text:p>
      <text:p text:style-name="P7"/>
      <text:list text:style-name="L1">
        <text:list-item>
          <text:p text:style-name="P42">Vector Ordenat amb cerca dicotòmica</text:p>
        </text:list-item>
        <text:list-item>
          <text:p text:style-name="P42">Arbre "Trie"</text:p>
        </text:list-item>
        <text:list-item>
          <text:p text:style-name="P42">Filtres de Bloom</text:p>
        </text:list-item>
        <text:list-item>
          <text:p text:style-name="P42">Taula Hash amb doble hash</text:p>
        </text:list-item>
      </text:list>
      <text:p text:style-name="P22"/>
      <text:p text:style-name="P7">Els fitxers font que implementen cada estructura de dades i algorisme són, respectivament:</text:p>
      <text:p text:style-name="P7"/>
      <text:list text:style-name="L2">
        <text:list-item>
          <text:p text:style-name="P43">diccSortedVector.hh <text:span text:style-name="T18">i </text:span>diccSortedVector.cc</text:p>
        </text:list-item>
        <text:list-item>
          <text:p text:style-name="P43">diccTrie.hh, diccTrie.cc, Trie.hh <text:span text:style-name="T18">i </text:span>Trie.cc</text:p>
        </text:list-item>
        <text:list-item>
          <text:p text:style-name="P43">BloomFilter.hh<text:span text:style-name="T18"> i </text:span>BloomFilter.cc</text:p>
        </text:list-item>
        <text:list-item>
          <text:p text:style-name="P43">diccDHashing.cc <text:span text:style-name="T18">i </text:span>diccDHashing.hh</text:p>
        </text:list-item>
      </text:list>
      <text:p text:style-name="P22"/>
      <text:p text:style-name="P7">També es troben dos diccionaris de pro<text:span text:style-name="T29">v</text:span>a que hem emprat, dues llistes de paraules:</text:p>
      <text:p text:style-name="P7"/>
      <text:list text:style-name="L3">
        <text:list-item>
          <text:p text:style-name="P44">EFFwordlist.txt<text:span text:style-name="T18">, de la </text:span>Electronic Frontiers Foundation <text:span text:style-name="T18">(7.776 paraules)</text:span></text:p>
          <text:p text:style-name="P44">(https://www.eff.org/deeplinks/2016/07/new-wordlists-random-passphrases) </text:p>
        </text:list-item>
        <text:list-item>
          <text:p text:style-name="P44">CORNCOBwordlist.txt<text:span text:style-name="T18">, de </text:span>Mieliestronk<text:span text:style-name="T18"> (58.108 paraules)</text:span></text:p>
          <text:p text:style-name="P44">(http://www.mieliestronk.com/wordlist.html) </text:p>
        </text:list-item>
      </text:list>
      <text:p text:style-name="P22"/>
      <text:p text:style-name="P7">A més a més, hem proporcionat un <text:span text:style-name="T1">Makefile</text:span> per a compilar convenientment amb el compilador <text:span text:style-name="T26">de C / C++ de GNU</text:span><text:span text:style-name="T31"> (g++)</text:span><text:span text:style-name="T26">. Simplement</text:span><text:span text:style-name="T30">,</text:span><text:span text:style-name="T26"> la comanda</text:span><text:span text:style-name="T4"> make</text:span><text:span text:style-name="T26"> compilarà tot i generarà un executable</text:span><text:span text:style-name="T4"> program.x</text:span><text:span text:style-name="T26">, i la comanda</text:span><text:span text:style-name="T4"> make clean</text:span><text:span text:style-name="T26"> eliminarà els executables, fitxers objecte i altres generats durant la compilació.</text:span></text:p>
      <text:p text:style-name="P7"/>
      <text:p text:style-name="P8">Finalment, hem adjuntat un petit programa escrit en Python, <text:span text:style-name="T1">histogram.py</text:span>, que podrà generar histogrames i poder comprovar l<text:span text:style-name="T30">a </text:span>uniformitat dels diferents hashes que hem emprat.</text:p>
      <text:p text:style-name="P22"/>
      <text:p text:style-name="P22"/>
      <text:p text:style-name="P22"/>
      <text:p text:style-name="P29"><text:soft-page-break/><text:span text:style-name="T28">2</text:span><text:tab/><text:span text:style-name="T28">Vector Ordenat i Cerca Dicotòmica</text:span></text:p>
      <text:p text:style-name="P6"/>
      <text:p text:style-name="P9">Aquesta primera implementació consta d'un sol vector amb totes les paraules ordenades ascendentment per ordre lexicogràfic. S'inicialitza el vector amb totes les paraules i, finalment, s'ordena el vector.</text:p>
      <text:p text:style-name="P9"/>
      <text:p text:style-name="P9">On <text:span text:style-name="T1">n</text:span> és el nombre de paraules del diccionari:</text:p>
      <text:p text:style-name="P9"/>
      <text:list xml:id="list3859351952" text:style-name="L4">
        <text:list-item>
          <text:p text:style-name="P45">El cost espacial serà de <text:span text:style-name="T1">O(n), </text:span>on <text:span text:style-name="T1">n</text:span> és el nombre de paraules</text:p>
        </text:list-item>
        <text:list-item>
          <text:p text:style-name="P45">El cost temporal d'inicialització serà de <text:span text:style-name="T1">O(n log n)</text:span>, doncs caldrà ordenar tots els elements</text:p>
        </text:list-item>
        <text:list-item>
          <text:p text:style-name="P47">El cost de cercar un element dicotòmicament serà de <text:span text:style-name="T1">O(log n)</text:span></text:p>
        </text:list-item>
      </text:list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30"><text:span text:style-name="T28">2</text:span><text:tab/><text:span text:style-name="T32">Trie <text:s/>(DFA)</text:span></text:p>
      <text:p text:style-name="P12">Un Trie, també conegut com a Arbre de Prefixos és una estructura de dades utilitzat per determinar si un element (en el nostre cas, paraules) és d’un conjunt (en el nostre cas, el diccionari) o no. Aquesta estructura de dades és un cas especial d’autòmat finit determinista. (Explicar DFA + Avantatges)</text:p>
      <text:p text:style-name="P12"/>
      <text:p text:style-name="P12">(Explicar Tries)</text:p>
      <text:p text:style-name="P12"/>
      <text:p text:style-name="P12">Cada node del nostre Trie es compon d'un vector de 26 posicions i d’un boolà que ens indica si el camí del node inicial fins a aquest correspon a una paraula del diccionari. Les posicions del vector pertanyen a cada lletra de l'alfabet de manera ordenada, és a dir, la lletra A li correspon a la posició 0, la lletra B la posició 1, etc. Cada posició del vector contindrà o bé un apuntador a un node fill o bé NULL si no n'existeix cap. El vector de mida fixa ens permet ser més eficients en temps ja que podem accedir a un node fill sense haver de fer una cerca pel vector. No necessitem desar la clau del node ja que podem saber-la amb la posició del vector que hem accedit.</text:p>
      <text:p text:style-name="P12"/>
      <text:p text:style-name="P12">Inicialment el nostre diccionari estarà representat per un node arrel on el nostre booleà marcarà false, i un vector on cada posició conté NULL. Per a afegir una paraula accedirem al node arrel i comprovarem si ja existeix un node representat per a la primera lletra de la paraula. Si no existeix el node, el creem i assignem un apuntador cap aquest <text:span text:style-name="T46">a la posició de la lletra del vector del node arrel. Tot seguit, tan si hem creat el node o no, hi accedim de manera recursiva amb la següent lletra de la paraula.</text:span><text:span text:style-name="T47"> Una vegada hem arribat al final de la paraula, el booleà de l'últim node visitat el marquem a cert.</text:span></text:p>
      <text:p text:style-name="P12"/>
      <text:p text:style-name="P12">(Explicar cerca)</text:p>
      <text:p text:style-name="P12"/>
      <text:p text:style-name="P31"/>
      <text:p text:style-name="P17">Com s'ha plantejat l'algorisme i anàlisi dels costs</text:p>
      <text:p text:style-name="P17"/>
      <text:p text:style-name="P23"/>
      <text:p text:style-name="P30"/>
      <text:p text:style-name="P30"><text:soft-page-break/></text:p>
      <text:p text:style-name="P30"><text:span text:style-name="T32">3</text:span><text:tab/><text:span text:style-name="T32">Filtres de Bloom</text:span></text:p>
      <text:p text:style-name="P30"/>
      <text:p text:style-name="P11">Un filtre de Bloom és una estructura de dades probabilística que busca ésser eficient en espai, usat per a intentar determinar si un element (en el nostre cas, paraules) és d'un conjunt (en el nostre cas, el diccionari) o no. És possible que, amb els filtres de Bloom, arribem a <text:span text:style-name="T1">falsos positius, </text:span>és a dir, el filtre ens digui que un element està al conjunt quan en veritat no hi és; però no és possible trobar-nos amb <text:span text:style-name="T1">falsos negatius</text:span>. Per tant, si el filtre ens diu que un element no hi és, aquell element segur que no és en el conjunt inicial.</text:p>
      <text:p text:style-name="P11"/>
      <text:p text:style-name="P11">L'estructura en sí es compon d'un vector de bits d'una certa llargada <text:span text:style-name="T1">m</text:span>, i a més <text:span text:style-name="T33">a més </text:span>necessita <text:span text:style-name="T1">k </text:span>funcions de hash<text:span text:style-name="T33"> que converteixin el tipus d'element (en el nostre cas, una </text:span><text:span text:style-name="T6">string</text:span><text:span text:style-name="T33">)</text:span>,<text:span text:style-name="T33"> a una posició entre [0..</text:span><text:span text:style-name="T6">m</text:span><text:span text:style-name="T33">]</text:span>. El vector serà implementat amb un<text:span text:style-name="T1"> vector&lt;bool&gt;,</text:span> doncs les versions més recents de C++ ho implementen eficientment amb un bit per a representar un booleà. <text:s/></text:p>
      <text:p text:style-name="P11"/>
      <text:p text:style-name="P11">Inicialment, quan no hi hagi cap element al filtre, tot bit del vector serà inicialitzat a zero (<text:span text:style-name="T1">false</text:span>).<text:span text:style-name="T37"> </text:span>Per a inserir una paraula, s'evaluarà cada funció de hash amb la paraula i<text:span text:style-name="T33"> les posicions que retornin cada funció de hash seran canviades </text:span><text:span text:style-name="T34">per un u</text:span><text:span text:style-name="T33"> (</text:span><text:span text:style-name="T6">true</text:span><text:span text:style-name="T33">). </text:span></text:p>
      <text:p text:style-name="P11"/>
      <text:p text:style-name="P13">Per <text:span text:style-name="T34">a probar una paraula</text:span>, s'evaluarà cada funció de hash amb la paraula i <text:span text:style-name="T34">només si totes les posicions que retornen cada funció de hash estan a 1, llavors la paraula</text:span><text:span text:style-name="T35"> pot</text:span><text:span text:style-name="T34"> estar</text:span><text:span text:style-name="T37"> al conjunt</text:span><text:span text:style-name="T34">, amb una probabilitat de</text:span><text:span text:style-name="T7"> fals positiu </text:span><text:span text:style-name="T34">que podrem re</text:span><text:span text:style-name="T37">finar amb </text:span><text:span text:style-name="T8">k</text:span><text:span text:style-name="T37"> (nombre de funcions hash) i </text:span><text:span text:style-name="T8">m</text:span><text:span text:style-name="T37"> (llargada del vector). Cal recordar que, si alguna de les funcions retorna una posició on hi ha un zero, llavors la paraula </text:span><text:span text:style-name="T36">no pot</text:span><text:span text:style-name="T37"> estar al vector.</text:span></text:p>
      <text:p text:style-name="P13"/>
      <text:p text:style-name="P13">É<text:span text:style-name="T37">s imperatiu que per tal que el filtre funcioni correctament les funcions de hash seguiexin distribucions <text:s/>uniformes. Per aquesta raó hem realitzat un estudi de cadascuna de les sis funcions de hash que han estat implementades pel filtre de Bloom. </text:span></text:p>
      <text:p text:style-name="P13"/>
      <text:p text:style-name="P13"/>
      <text:p text:style-name="P20"><text:soft-page-break/></text:p>
      <text:p text:style-name="P21"><text:span text:style-name="T40">Anàlisi</text:span> de<text:span text:style-name="T40"> la</text:span><text:span text:style-name="T12"> taxa de</text:span><text:span text:style-name="T1"> falsos positiu</text:span><text:span text:style-name="T12">s </text:span><text:span text:style-name="T40">i optimalitat d' </text:span><text:span text:style-name="T12">m</text:span></text:p>
      <text:p text:style-name="P21"/>
      <text:p text:style-name="P16">Nosaltres hem optat per a tenir el nombre de funcions de hash constant a sis (<text:span text:style-name="T1">k = </text:span>6)<text:span text:style-name="T1">. </text:span>Per tant<text:span text:style-name="T38">,</text:span> l'única variable que podrem modificar per tal d'aconseguir una taxa de falsos positius (que representarem amb la variable <text:span text:style-name="T1">p</text:span>) serà la llargada del nostre filtre, <text:span text:style-name="T1">m.</text:span></text:p>
      <text:p text:style-name="P25"/>
      <text:p text:style-name="P35">Deduirem l'optimalitat d' <text:span text:style-name="T1">m</text:span><text:span text:style-name="T19"> a partir de </text:span><text:span text:style-name="T9">k, p</text:span><text:span text:style-name="T19"> i </text:span><text:span text:style-name="T9">n</text:span><text:span text:style-name="T19">, on </text:span><text:span text:style-name="T9">n </text:span><text:span text:style-name="T19">és el nombre d'elements al nostre diccionari</text:span><text:span text:style-name="T20">:</text:span></text:p>
      <text:p text:style-name="P38"/>
      <text:p text:style-name="P32"><text:span text:style-name="T18">Primer, la probabilitat que </text:span><text:span text:style-name="T1">una</text:span><text:span text:style-name="T18"> funció de hash posi a 1 una determinada posició del vector és de </text:span><text:span text:style-name="T18"><draw:frame draw:style-name="fr1" draw:name="Object1" text:anchor-type="as-char" svg:y="-0.1484in" svg:width="0.3575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8">donat que podem suposar que és unif</text:span><text:span text:style-name="T20">orme</text:span><text:span text:style-name="T18">, i doncs la probabilitat que no posi una determinada posició</text:span><text:span text:style-name="T20"> a 1</text:span><text:span text:style-name="T18"> és de </text:span><draw:frame draw:style-name="fr1" draw:name="Object2" text:anchor-type="as-char" svg:y="-0.1484in" svg:width="0.5799in" svg:height="0.1839in" draw:z-index="1"><draw:object xlink:href="./Object 2" xlink:type="simple" xlink:show="embed" xlink:actuate="onLoad"/><draw:image xlink:href="./ObjectReplacements/Object 2" xlink:type="simple" xlink:show="embed" xlink:actuate="onLoad"/></draw:frame>.<text:span text:style-name="T39"> Donat que tenim </text:span><text:span text:style-name="T12">k = </text:span><text:span text:style-name="T10">6</text:span><text:span text:style-name="T20"> funcions de hash, la probabilitat de que cap funció de hash posi a 1 una determinada posició del vector és de </text:span><draw:frame draw:style-name="fr1" draw:name="Object3" text:anchor-type="as-char" svg:y="-0.172in" svg:width="0.7535in" svg:height="0.2193in" draw:z-index="2"><draw:object xlink:href="./Object 3" xlink:type="simple" xlink:show="embed" xlink:actuate="onLoad"/><draw:image xlink:href="./ObjectReplacements/Object 3" xlink:type="simple" xlink:show="embed" xlink:actuate="onLoad"/></draw:frame><text:span text:style-name="T39">.</text:span></text:p>
      <text:p text:style-name="P33"/>
      <text:p text:style-name="P36">Segueix que per a una <text:span text:style-name="T1">m</text:span><text:span text:style-name="T18"> prou gran, podem aplicar la definició per la constant d'Euler i veure que</text:span><text:span text:style-name="T21">, de forma aproximada,</text:span><text:span text:style-name="T18"> </text:span><text:span text:style-name="T18"><draw:frame draw:style-name="fr1" draw:name="Object4" text:anchor-type="as-char" svg:y="-0.172in" svg:width="2.3327in" svg:height="0.2193in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1">. Havent inserit </text:span><text:span text:style-name="T11">n</text:span><text:span text:style-name="T21"> elements, la probabilitat de que una determinada posició encara estigui a zero és de </text:span><text:span text:style-name="T11"><draw:frame draw:style-name="fr1" draw:name="Object5" text:anchor-type="as-char" svg:y="-0.172in" svg:width="0.4646in" svg:height="0.2075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11">, </text:span><text:span text:style-name="T21">i anàlogament la probabilitat </text:span><text:span text:style-name="T22">de </text:span><text:span text:style-name="T21">que estigui a 1 és de <text:s/></text:span><text:span text:style-name="T21"><draw:frame draw:style-name="fr1" draw:name="Object6" text:anchor-type="as-char" svg:y="-0.172in" svg:width="0.6866in" svg:height="0.2075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21">. </text:span></text:p>
      <text:p text:style-name="P39"/>
      <text:p text:style-name="P37"><text:span text:style-name="T18">Amb aquesta última probabilitat, ja podem aproximar </text:span><text:span text:style-name="T1">p</text:span><text:span text:style-name="T18">. </text:span><text:span text:style-name="T1">p</text:span><text:span text:style-name="T18"> és la probabilitat de que un </text:span><text:span text:style-name="T22">element que no està al conjunt doni positiu. Ergo, és la probabilitat que sis posicions aleatòries estiguin a 1. És a dir, que podem aproximar </text:span><text:span text:style-name="T12">p </text:span><text:span text:style-name="T22">amb la següent fórmula: </text:span><text:span text:style-name="T12"><text:s/></text:span><text:span text:style-name="T12"><draw:frame draw:style-name="fr1" draw:name="Object7" text:anchor-type="as-char" svg:y="-0.172in" svg:width="1.0992in" svg:height="0.2193in" draw:z-index="6"><draw:object xlink:href="./Object 7" xlink:type="simple" xlink:show="embed" xlink:actuate="onLoad"/><draw:image xlink:href="./ObjectReplacements/Object 7" xlink:type="simple" xlink:show="embed" xlink:actuate="onLoad"/></draw:frame></text:span><text:span text:style-name="T12">.</text:span></text:p>
      <text:p text:style-name="P41"/>
      <text:p text:style-name="P40">Llavors, donada la <text:span text:style-name="T1">p</text:span> que volem aconseguir, i donada la llargada del diccionari que sabrem abans de construir el filtre, <text:s/>la llargada del filtre òptima serà <draw:frame draw:style-name="fr1" draw:name="Object8" text:anchor-type="as-char" svg:y="-0.2437in" svg:width="1.2693in" svg:height="0.4307in" draw:z-index="7"><draw:object xlink:href="./Object 8" xlink:type="simple" xlink:show="embed" xlink:actuate="onLoad"/><draw:image xlink:href="./ObjectReplacements/Object 8" xlink:type="simple" xlink:show="embed" xlink:actuate="onLoad"/></draw:frame>.</text:p>
      <text:p text:style-name="P39"/>
      <text:p text:style-name="P34"/>
      <text:p text:style-name="P34"><text:soft-page-break/></text:p>
      <text:p text:style-name="P18">Com s'ha plantejat l'algorisme i anàlisi dels costs</text:p>
      <text:p text:style-name="P18"/>
      <text:p text:style-name="P14">És evident que necessitem un filtre de Bloom per al diccionari de paraules. Tot i així, al fer una cerca per la <text:span text:style-name="T1">SuperSopa</text:span>, com ens ho farem per a cercar les paraules que s'hi troben de forma eficient? Com ens ho fem per a saber si un cert prefix és un prefix d'alguna paraula existent al diccionari?</text:p>
      <text:p text:style-name="P14"/>
      <text:p text:style-name="P14">Nosaltres hem decidit implementar un segon filtre de Bloom, on hi inserirem els prefixos de cada paraula del diccionari. El fitxer <text:span text:style-name="T1">main.cc</text:span> calcula el nombre de prefixos totals i passa aquest paràmetre a la constructora de <text:span text:style-name="T1">Bloom</text:span><text:span text:style-name="T13">, </text:span><text:span text:style-name="T41">amb la taxa de falsos positius desitjada. </text:span></text:p>
      <text:p text:style-name="P19"/>
      <text:p text:style-name="P15"/>
      <text:p text:style-name="P15">El cost en espai del filtre primari serà, evidentment<text:span text:style-name="T42">, </text:span><text:span text:style-name="T14">O(m)</text:span><text:span text:style-name="T42"> = </text:span><text:span text:style-name="T14">O(n)</text:span><text:span text:style-name="T42"> <text:s/>doncs </text:span><text:span text:style-name="T14">m</text:span><text:span text:style-name="T42"> depèn d'</text:span><text:span text:style-name="T14"> n</text:span><text:span text:style-name="T42"> linialment.</text:span><text:span text:style-name="T43"> Concretament, l'espai que ocuparà el filtre a memòria és d'exactament </text:span><text:span text:style-name="T15">m</text:span><text:span text:style-name="T43"> bits. </text:span><text:span text:style-name="T42">Tot i així tenim un segon filtre</text:span><text:span text:style-name="T43"> pels prefixos, que ocuparà en espai </text:span><text:span text:style-name="T15">O(nv)</text:span><text:span text:style-name="T43">, on </text:span><text:span text:style-name="T15">n</text:span><text:span text:style-name="T43"> és el nombre de paraules del diccionari i </text:span><text:span text:style-name="T15">v</text:span><text:span text:style-name="T43"> la longitud mitjana de cada paraula.</text:span></text:p>
      <text:p text:style-name="P19"/>
      <text:list xml:id="list71751498107654" text:continue-numbering="true" text:style-name="L4">
        <text:list-item>
          <text:p text:style-name="P46">El cost espacial serà de <text:span text:style-name="T1">O(</text:span><text:span text:style-name="T15">nv</text:span><text:span text:style-name="T1">), n</text:span> és el nombre de paraules<text:span text:style-name="T44"> i </text:span><text:span text:style-name="T16">v </text:span><text:span text:style-name="T44">la longitud mitjana d'una paraula</text:span></text:p>
        </text:list-item>
        <text:list-item>
          <text:p text:style-name="P46">El cost temporal d'inicialització serà de <text:span text:style-name="T1">O(</text:span><text:span text:style-name="T16">nv</text:span><text:span text:style-name="T1">)</text:span>, <text:span text:style-name="T44">per a inicialitzar els dos filtres amb zeros.</text:span></text:p>
        </text:list-item>
        <text:list-item>
          <text:p text:style-name="P48">El cost de cercar<text:span text:style-name="T45"> ó afegir una paraula sempre serà constant, </text:span><text:span text:style-name="T17">O(1).</text:span></text:p>
        </text:list-item>
      </text:list>
      <text:p text:style-name="P24"/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10pt" fo:font-style="normal" officeooo:rsid="0019657d" officeooo:paragraph-rsid="0019657d" style:font-size-asian="8.75pt" style:font-style-asian="normal" style:font-size-complex="10pt" style:font-style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none" fo:border-bottom="0.06pt solid #000000" fo:border-left="none" fo:border-right="none" fo:padding="0.0201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Universitat Politècnica de Catalunya<text:tab/><text:tab/>Octubre 2022</text:p>
        <text:p text:style-name="MP1">Algorísmi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7T20:50:50.034913990</meta:creation-date>
    <dc:date>2022-10-11T07:17:49.537446471</dc:date>
    <meta:editing-duration>PT2H2M12S</meta:editing-duration>
    <meta:editing-cycles>19</meta:editing-cycles>
    <meta:generator>LibreOffice/7.4.1.2$Linux_X86_64 LibreOffice_project/40$Build-2</meta:generator>
    <meta:document-statistic meta:table-count="0" meta:image-count="0" meta:object-count="8" meta:page-count="9" meta:paragraph-count="62" meta:word-count="1734" meta:character-count="10131" meta:non-whitespace-character-count="8456"/>
  </office:meta>
</office:document-meta>
</file>

<file path=Object 1/content.xml><?xml version="1.0" encoding="utf-8"?>
<math xmlns="http://www.w3.org/1998/Math/MathML" display="block">
  <semantics>
    <mrow>
      <mn>1</mn>
      <mo stretchy="false">/</mo>
      <mi>m</mi>
    </mrow>
    <annotation encoding="StarMath 5.0">{1} slash {m} </annotation>
  </semantics>
</math>
</file>

<file path=Object 2/content.xml><?xml version="1.0" encoding="utf-8"?>
<math xmlns="http://www.w3.org/1998/Math/MathML" display="block">
  <semantics>
    <mrow>
      <mn>1</mn>
      <mo stretchy="false">−</mo>
      <mrow>
        <mn>1</mn>
        <mo stretchy="false">/</mo>
        <mi>m</mi>
      </mrow>
    </mrow>
    <annotation encoding="StarMath 5.0">1 - {1} slash {m}</annotation>
  </semantics>
</math>
</file>

<file path=Object 3/content.xml><?xml version="1.0" encoding="utf-8"?>
<math xmlns="http://www.w3.org/1998/Math/MathML" display="block">
  <semantics>
    <msup>
      <mrow>
        <mo fence="true" form="prefix" stretchy="false">(</mo>
        <mrow>
          <mrow>
            <mn>1</mn>
            <mo stretchy="false">−</mo>
            <mrow>
              <mn>1</mn>
              <mo stretchy="false">/</mo>
              <mi>m</mi>
            </mrow>
          </mrow>
        </mrow>
        <mo fence="true" form="postfix" stretchy="false">)</mo>
      </mrow>
      <mn>6</mn>
    </msup>
    <annotation encoding="StarMath 5.0">(1 - {1} slash {m})^{6}</annotation>
  </semantics>
</math>
</file>

<file path=Object 4/content.xml><?xml version="1.0" encoding="utf-8"?>
<math xmlns="http://www.w3.org/1998/Math/MathML" display="block">
  <semantics>
    <mrow>
      <msup>
        <mrow>
          <mo fence="true" form="prefix" stretchy="false">(</mo>
          <mrow>
            <mrow>
              <mn>1</mn>
              <mo stretchy="false">−</mo>
              <mrow>
                <mn>1</mn>
                <mo stretchy="false">/</mo>
                <mi>m</mi>
              </mrow>
            </mrow>
          </mrow>
          <mo fence="true" form="postfix" stretchy="false">)</mo>
        </mrow>
        <mn>6</mn>
      </msup>
      <mo stretchy="false">=</mo>
      <msup>
        <mrow>
          <mo fence="true" form="prefix" stretchy="false">(</mo>
          <mrow>
            <msup>
              <mrow>
                <mo fence="true" form="prefix" stretchy="false">(</mo>
                <mrow>
                  <mrow>
                    <mn>1</mn>
                    <mo stretchy="false">−</mo>
                    <mrow>
                      <mn>1</mn>
                      <mo stretchy="false">/</mo>
                      <mi>m</mi>
                    </mrow>
                  </mrow>
                </mrow>
                <mo fence="true" form="postfix" stretchy="false">)</mo>
              </mrow>
              <mi>m</mi>
            </msup>
          </mrow>
          <mo fence="true" form="postfix" stretchy="false">)</mo>
        </mrow>
        <mrow>
          <mn>6</mn>
          <mo stretchy="false">/</mo>
          <mi>m</mi>
        </mrow>
      </msup>
      <mo stretchy="false">≃</mo>
      <msup>
        <mi mathvariant="normal">e</mi>
        <mrow>
          <mrow>
            <mo stretchy="false">−</mo>
            <mn>6</mn>
          </mrow>
          <mo stretchy="false">/</mo>
          <mi>m</mi>
        </mrow>
      </msup>
    </mrow>
    <annotation encoding="StarMath 5.0">(1 - 1/m)^{6}  =  ((1 - 1/m)^{m})^{6/m} simeq func e^{-6/m} </annotation>
  </semantics>
</math>
</file>

<file path=Object 5/content.xml><?xml version="1.0" encoding="utf-8"?>
<math xmlns="http://www.w3.org/1998/Math/MathML" display="block">
  <semantics>
    <msup>
      <mi mathvariant="normal">e</mi>
      <mrow>
        <mrow>
          <mo stretchy="false">−</mo>
          <mn>6</mn>
        </mrow>
        <mrow>
          <mi>n</mi>
          <mo stretchy="false">/</mo>
          <mi>m</mi>
        </mrow>
      </mrow>
    </msup>
    <annotation encoding="StarMath 5.0">func e^{-6n/m} </annotation>
  </semantics>
</math>
</file>

<file path=Object 6/content.xml><?xml version="1.0" encoding="utf-8"?>
<math xmlns="http://www.w3.org/1998/Math/MathML" display="block">
  <semantics>
    <mrow>
      <mn>1</mn>
      <mo stretchy="false">−</mo>
      <msup>
        <mi mathvariant="normal">e</mi>
        <mrow>
          <mrow>
            <mo stretchy="false">−</mo>
            <mn>6</mn>
          </mrow>
          <mrow>
            <mi>n</mi>
            <mo stretchy="false">/</mo>
            <mi>m</mi>
          </mrow>
        </mrow>
      </msup>
    </mrow>
    <annotation encoding="StarMath 5.0">1- func e^{-6n slash m} </annotation>
  </semantics>
</math>
</file>

<file path=Object 7/content.xml><?xml version="1.0" encoding="utf-8"?>
<math xmlns="http://www.w3.org/1998/Math/MathML" display="block">
  <semantics>
    <mrow>
      <mi>p</mi>
      <mo stretchy="false">≃</mo>
      <msup>
        <mrow>
          <mo fence="true" form="prefix" stretchy="false">(</mo>
          <mrow>
            <mrow>
              <mn>1</mn>
              <mo stretchy="false">−</mo>
              <msup>
                <mi mathvariant="normal">e</mi>
                <mrow>
                  <mrow>
                    <mo stretchy="false">−</mo>
                    <mn>6</mn>
                  </mrow>
                  <mrow>
                    <mi>n</mi>
                    <mo stretchy="false">/</mo>
                    <mi>m</mi>
                  </mrow>
                </mrow>
              </msup>
            </mrow>
          </mrow>
          <mo fence="true" form="postfix" stretchy="false">)</mo>
        </mrow>
        <mi>k</mi>
      </msup>
    </mrow>
    <annotation encoding="StarMath 5.0">p  simeq (1 - func e^{-6n/m})^{k}</annotation>
  </semantics>
</math>
</file>

<file path=Object 8/content.xml><?xml version="1.0" encoding="utf-8"?>
<math xmlns="http://www.w3.org/1998/Math/MathML" display="block">
  <semantics>
    <mrow>
      <mi>m</mi>
      <mo stretchy="false">=</mo>
      <mfrac>
        <mrow>
          <mrow>
            <mo stretchy="false">−</mo>
            <mn>6</mn>
          </mrow>
          <mi>n</mi>
        </mrow>
        <mrow>
          <mi>ln</mi>
          <mrow>
            <mo fence="true" form="prefix" stretchy="false">(</mo>
            <mrow>
              <mrow>
                <mn>1</mn>
                <mo stretchy="false">−</mo>
                <msup>
                  <mi mathvariant="normal">e</mi>
                  <mrow>
                    <mi>ln</mi>
                    <mrow>
                      <mrow>
                        <mo fence="true" form="prefix" stretchy="false">(</mo>
                        <mrow>
                          <mi>p</mi>
                        </mrow>
                        <mo fence="true" form="postfix" stretchy="false">)</mo>
                      </mrow>
                      <mo stretchy="false">/</mo>
                      <mn>6</mn>
                    </mrow>
                  </mrow>
                </msup>
              </mrow>
            </mrow>
            <mo fence="true" form="postfix" stretchy="false">)</mo>
          </mrow>
        </mrow>
      </mfrac>
    </mrow>
    <annotation encoding="StarMath 5.0">m = {-6n} over { ln(1 - func e^{ln(p) / 6})} </annotation>
  </semantics>
</math>
</file>